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fe23f"/>
    </style:style>
    <style:style style:name="P2" style:family="paragraph" style:parent-style-name="Standard">
      <style:text-properties officeooo:paragraph-rsid="0011dab9"/>
    </style:style>
    <style:style style:name="P3" style:family="paragraph" style:parent-style-name="Standard">
      <style:text-properties officeooo:paragraph-rsid="0013c6f3"/>
    </style:style>
    <style:style style:name="P4" style:family="paragraph" style:parent-style-name="Standard">
      <style:text-properties officeooo:paragraph-rsid="0015b1f7"/>
    </style:style>
    <style:style style:name="P5" style:family="paragraph" style:parent-style-name="Standard">
      <style:text-properties officeooo:paragraph-rsid="0017a03d"/>
    </style:style>
    <style:style style:name="P6" style:family="paragraph" style:parent-style-name="Standard">
      <style:text-properties officeooo:paragraph-rsid="001893e6"/>
    </style:style>
    <style:style style:name="P7" style:family="paragraph" style:parent-style-name="Standard">
      <style:text-properties officeooo:paragraph-rsid="0019cf71"/>
    </style:style>
    <style:style style:name="P8" style:family="paragraph" style:parent-style-name="Standard">
      <style:text-properties officeooo:paragraph-rsid="001af2fc"/>
    </style:style>
    <style:style style:name="P9" style:family="paragraph" style:parent-style-name="Standard">
      <style:text-properties officeooo:paragraph-rsid="001b6e0d"/>
    </style:style>
    <style:style style:name="P10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abb4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4e376b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95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ff95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cc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:</text:p>
      <text:p text:style-name="P1"/>
      <text:p text:style-name="P1">- set a limit for the smallest block</text:p>
      <text:p text:style-name="P1">- set a limit for the highest possible order</text:p>
      <text:p text:style-name="P1">-? decide how many big chunks of memory to allocate? (the total memory available may not be order 2)</text:p>
      <text:p text:style-name="P1"/>
      <text:p text:style-name="P8">- find a way to keep track of the size of those blocks and record which block is used or freed</text:p>
      <text:p text:style-name="P8">(Binary tree/linked list/map)</text:p>
      <text:p text:style-name="P1"/>
      <text:p text:style-name="P1"/>
      <text:p text:style-name="P9"><draw:rect text:anchor-type="paragraph" draw:z-index="0" draw:style-name="gr1" draw:text-style-name="P10" svg:width="6.215in" svg:height="0.5413in" svg:x="0.2374in" svg:y="0.7366in"><text:p/></draw:rect>diagram:</text:p>
      <text:p text:style-name="P2"><draw:frame text:anchor-type="paragraph" draw:z-index="1" draw:style-name="gr2" svg:width="2.0106in" svg:height="0.3067in" svg:x="1.952in" svg:y="0.6882in"><draw:text-box><text:p>1024k, order 4</text:p></draw:text-box></draw:frame>e.g.<text:tab/>1024K total, order4, min:64k,order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quest: 10k memory <text:s/>-&gt; order0. <text:s/>No order0 block found, so split until we find an order0 block</text:p>
      <text:p text:style-name="P2"/>
      <text:p text:style-name="P2"><draw:custom-shape text:anchor-type="paragraph" draw:z-index="17" draw:style-name="gr9" svg:width="0.1634in" svg:height="0.398in" svg:x="0.7583in" svg:y="3.9146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6" draw:style-name="gr9" svg:width="0.1433in" svg:height="0.4287in" svg:x="0.3091in" svg:y="3.893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15" draw:style-name="gr8" draw:text-style-name="P10" svg:width="0.4295in" svg:height="0.5413in" svg:x="0.1862in" svg:y="3.4516in"><text:p/></draw:rect><draw:rect text:anchor-type="paragraph" draw:z-index="14" draw:style-name="gr7" draw:text-style-name="P10" svg:width="0.9197in" svg:height="0.5413in" svg:x="0.1862in" svg:y="3.4516in"><text:p/></draw:rect><draw:rect text:anchor-type="paragraph" draw:z-index="13" draw:style-name="gr5" draw:text-style-name="P10" svg:width="1.7051in" svg:height="0.5413in" svg:x="0.1862in" svg:y="3.4516in"><text:p text:style-name="P10"><text:s text:c="28"/>128K order1</text:p></draw:rect><draw:rect text:anchor-type="paragraph" draw:z-index="12" draw:style-name="gr4" draw:text-style-name="P10" svg:width="3.2358in" svg:height="0.5413in" svg:x="0.1862in" svg:y="3.4516in"><text:p text:style-name="P10"><text:tab/><text:tab/><text:tab/><text:tab/><text:tab/>256K,order2</text:p></draw:rect><draw:rect text:anchor-type="paragraph" draw:z-index="11" draw:style-name="gr3" draw:text-style-name="P10" svg:width="6.215in" svg:height="0.5413in" svg:x="0.1862in" svg:y="3.4516in"><text:p text:style-name="P10"><text:s text:c="57"/>512K, order3</text:p></draw:rect><draw:rect text:anchor-type="paragraph" draw:z-index="10" draw:style-name="gr6" draw:text-style-name="P10" svg:width="0.9197in" svg:height="0.5413in" svg:x="0.1654in" svg:y="2.339in"><text:p text:style-name="P10">128k,o1</text:p></draw:rect><draw:rect text:anchor-type="paragraph" draw:z-index="9" draw:style-name="gr5" draw:text-style-name="P10" svg:width="1.7051in" svg:height="0.5413in" svg:x="0.1654in" svg:y="2.339in"><text:p text:style-name="P10"><text:s text:c="28"/>128K order1</text:p></draw:rect><draw:rect text:anchor-type="paragraph" draw:z-index="7" draw:style-name="gr3" draw:text-style-name="P10" svg:width="6.215in" svg:height="0.5413in" svg:x="0.1654in" svg:y="2.339in"><text:p text:style-name="P10"><text:s text:c="57"/>512K, order3</text:p></draw:rect><draw:rect text:anchor-type="paragraph" draw:z-index="8" draw:style-name="gr4" draw:text-style-name="P10" svg:width="3.2358in" svg:height="0.5413in" svg:x="0.1654in" svg:y="2.339in"><text:p text:style-name="P10"><text:tab/><text:tab/><text:tab/><text:tab/><text:tab/>256K,order2</text:p></draw:rect><draw:rect text:anchor-type="paragraph" draw:z-index="6" draw:style-name="gr5" draw:text-style-name="P10" svg:width="1.7051in" svg:height="0.5413in" svg:x="0.2165in" svg:y="1.1252in"><text:p text:style-name="P10">256k,order2</text:p></draw:rect><draw:rect text:anchor-type="paragraph" draw:z-index="5" draw:style-name="gr4" draw:text-style-name="P10" svg:width="3.2358in" svg:height="0.5413in" svg:x="0.2165in" svg:y="1.1252in"><text:p text:style-name="P10"><text:tab/><text:tab/><text:tab/><text:tab/><text:tab/>256K,order2</text:p></draw:rect><draw:rect text:anchor-type="paragraph" draw:z-index="4" draw:style-name="gr3" draw:text-style-name="P10" svg:width="6.215in" svg:height="0.5413in" svg:x="0.2165in" svg:y="1.1252in"><text:p text:style-name="P10"><text:s text:c="57"/>512K, order3</text:p></draw:rect><draw:rect text:anchor-type="paragraph" draw:z-index="3" draw:style-name="gr4" draw:text-style-name="P10" svg:width="3.2252in" svg:height="0.5413in" svg:x="0.2165in" svg:y="0.1043in"><text:p text:style-name="P10">512k,order3</text:p></draw:rect><draw:rect text:anchor-type="paragraph" draw:z-index="2" draw:style-name="gr3" draw:text-style-name="P10" svg:width="6.215in" svg:height="0.5413in" svg:x="0.2165in" svg:y="0.1043in"><text:p text:style-name="P10"><text:s text:c="57"/>512K, order3</text:p></draw:rect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64K,oder0</text:p>
      <text:p text:style-name="P3"/>
      <text:p text:style-name="P4">Find order0 block, alloc the 10k memory in the red block</text:p>
      <text:p text:style-name="P4"/>
      <text:p text:style-name="P4"><text:soft-page-break/></text:p>
      <text:p text:style-name="P4"/>
      <text:p text:style-name="P4"/>
      <text:p text:style-name="P5"><text:s/>functionality of the buddy allocator:</text:p>
      <text:p text:style-name="P5"/>
      <text:p text:style-name="P5">- be able to split the memory until we find the “best fit”, the smallest block possible to hold the required memory</text:p>
      <text:p text:style-name="P5"/>
      <text:p text:style-name="P6">- when a piece of memory is freed, check its “buddy”, and if the buddy is also freed, then merge those two free blocks to create a bigger block of free memory</text:p>
      <text:p text:style-name="P6"/>
      <text:p text:style-name="P6"/>
      <text:p text:style-name="P6"/>
      <text:p text:style-name="P7">problems:</text:p>
      <text:p text:style-name="P7">-fragmentation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nran Li</meta:initial-creator>
    <meta:creation-date>2014-10-16T12:59:04</meta:creation-date>
    <dc:date>2014-10-16T13:30:56</dc:date>
    <dc:creator>Ranran Li</dc:creator>
    <meta:editing-duration>PT15M25S</meta:editing-duration>
    <meta:editing-cycles>12</meta:editing-cycles>
    <meta:generator>LibreOffice/4.0.4.2$Linux_X86_64 LibreOffice_project/400m0$Build-2</meta:generator>
    <meta:document-statistic meta:table-count="0" meta:image-count="0" meta:object-count="0" meta:page-count="2" meta:paragraph-count="16" meta:word-count="157" meta:character-count="849" meta:non-whitespace-character-count="705"/>
  </office:meta>
</office:document-meta>
</file>